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e1bf3" officeooo:paragraph-rsid="001e1bf3"/>
    </style:style>
    <style:style style:name="P2" style:family="paragraph" style:parent-style-name="Standard">
      <style:text-properties officeooo:rsid="001e1bf3" officeooo:paragraph-rsid="001e1bf3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e1bf3" officeooo:paragraph-rsid="001e1bf3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style:text-underline-style="solid" style:text-underline-width="auto" style:text-underline-color="font-color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(RA02.c) Dada la base de datos relacional del siguiente documento, escoge JUSTIFICADAMENTE la mejor política de borrado para una de las claves externas, indicada más abajo.</text:p>
      <text:p text:style-name="Text_20_body"/>
      <text:p text:style-name="P3">Sea la siguiente base de datos relacional:</text:p>
      <text:p text:style-name="Text_20_body"/>
      <text:list text:style-name="L1">
        <text:list-item>
          <text:p text:style-name="P6"><text:span text:style-name="T1">ALUMNO(</text:span><text:span text:style-name="T2">cod_alumno</text:span><text:span text:style-name="T1">, nombre, apellidos, email, dni)</text:span></text:p>
          <text:list>
            <text:list-item>
              <text:p text:style-name="P7">Esta tabla almacena los datos de los alumnos</text:p>
            </text:list-item>
          </text:list>
        </text:list-item>
        <text:list-item>
          <text:p text:style-name="P6"><text:span text:style-name="T1">CURSO(</text:span><text:span text:style-name="T2">cod_curso</text:span><text:span text:style-name="T1">, nombre, aula)</text:span></text:p>
          <text:list>
            <text:list-item>
              <text:p text:style-name="P7">Esta tabla almacena los datos de los diferentes cursos (1º DAM, 2º DAM, 2º Administración y Finanzas, …)</text:p>
            </text:list-item>
          </text:list>
        </text:list-item>
        <text:list-item>
          <text:p text:style-name="P6"><text:span text:style-name="T1">ASIGNATURA(</text:span><text:span text:style-name="T2">cod_asignatura</text:span><text:span text:style-name="T1">, nombre, num_horas, temario, curso)</text:span></text:p>
          <text:list>
            <text:list-item>
              <text:p text:style-name="P7">Esta tabla almacena los datos de las asignaturas.</text:p>
            </text:list-item>
            <text:list-item>
              <text:p text:style-name="P7">ASIGNATURA.curso es clave externa de CURSO (curso al que pertenece la asignatura)</text:p>
            </text:list-item>
          </text:list>
        </text:list-item>
        <text:list-item>
          <text:p text:style-name="P6"><text:span text:style-name="T1">MATRICULA_CURSO(cod_curso, </text:span><text:span text:style-name="T2">id_alumno, año</text:span><text:span text:style-name="T1">)</text:span></text:p>
          <text:list>
            <text:list-item>
              <text:p text:style-name="P7">Esta tabla almacena los datos de matriculación de un alumno. Un alumno se puede matricular, cada año, de un único curso.</text:p>
            </text:list-item>
            <text:list-item>
              <text:p text:style-name="P7">MATRICULA_CURSO.cod_curso es clave externa de CURSO</text:p>
            </text:list-item>
            <text:list-item>
              <text:p text:style-name="P7">MATRICULA_CURSO.id_alumno es clave externa de ALUMNO</text:p>
            </text:list-item>
          </text:list>
        </text:list-item>
        <text:list-item>
          <text:p text:style-name="P6"><text:span text:style-name="T1">MATRICULA_ASIGNATURA(</text:span><text:span text:style-name="T2">id_alumno, año, cod_asignatura</text:span><text:span text:style-name="T1">)</text:span></text:p>
          <text:list>
            <text:list-item>
              <text:p text:style-name="P7">Esta tabla almacena los datos de matriculación de un alumno en las asignaturas de un curso.</text:p>
            </text:list-item>
            <text:list-item>
              <text:p text:style-name="P7">{MATRICULA_ASIGNATURA.id_alumno, MATRICULA_ASIGNATURA.año} es clave externa de la tabla MATRICULA_CURSO</text:p>
            </text:list-item>
            <text:list-item>
              <text:p text:style-name="P7">MATRICULA_ASIGNATURA.cod_asignatura es clave externa de ASIGNATURA</text:p>
            </text:list-item>
          </text:list>
        </text:list-item>
      </text:list>
      <text:p text:style-name="Standard"/>
      <text:p text:style-name="Standard"/>
      <text:p text:style-name="P2">restricción de unicidad y de obligatoriedad: curso, cod_curso, <text:span text:style-name="T3">MATRICULA_CURSO.cod_curso</text:span> , <text:span text:style-name="T3">MATRICULA_CURSO.id_alumno</text:span>, <text:span text:style-name="T3">MATRICULA_ASIGNATURA.id_alumno, MATRICULA_ASIGNATURA.año, MATRICULA_ASIGNATURA.cod.</text:span></text:p>
      <text:p text:style-name="P5"/>
      <text:p text:style-name="P5">Restricción de clave primaria: MATRICULA_CURSO.id_alumno, MATRICULA_ASIGNATURA.cod_asignatura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1bf3" officeooo:paragraph-rsid="001e1b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. Pilar Aguilar Díaz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2T09:15:44.736000000</meta:creation-date>
    <dc:date>2022-12-12T09:25:47.761000000</dc:date>
    <meta:editing-duration>PT10M3S</meta:editing-duration>
    <meta:editing-cycles>1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0" meta:word-count="201" meta:character-count="1540" meta:non-whitespace-character-count="1374"/>
  </office:meta>
</office:document-meta>
</file>